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normal" fo:font-weight="normal" officeooo:rsid="0004ef2b" officeooo:paragraph-rsid="0004ef2b" style:font-size-asian="40pt" style:font-style-asian="normal" style:font-weight-asian="normal" style:font-size-complex="4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01-28T16:56:10.510908959</dc:date>
    <meta:editing-duration>PT1M18S</meta:editing-duration>
    <meta:editing-cycles>6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